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dd5a" officeooo:paragraph-rsid="0002dd5a"/>
    </style:style>
    <style:style style:name="P2" style:family="paragraph" style:parent-style-name="Standard">
      <style:text-properties officeooo:rsid="0002dd5a" officeooo:paragraph-rsid="0002dd5a"/>
    </style:style>
    <style:style style:name="P3" style:family="paragraph" style:parent-style-name="Standard">
      <style:text-properties fo:font-weight="bold" officeooo:rsid="0002dd5a" officeooo:paragraph-rsid="0002dd5a" style:font-weight-asian="bold" style:font-weight-complex="bold"/>
    </style:style>
    <style:style style:name="P4" style:family="paragraph" style:parent-style-name="Standard">
      <style:text-properties fo:font-weight="bold" officeooo:rsid="00048c80" officeooo:paragraph-rsid="00048c80" style:font-weight-asian="bold" style:font-weight-complex="bold"/>
    </style:style>
    <style:style style:name="P5" style:family="paragraph" style:parent-style-name="Standard">
      <style:text-properties fo:font-weight="bold" officeooo:rsid="000681b3" officeooo:paragraph-rsid="000681b3" style:font-weight-asian="bold" style:font-weight-complex="bold"/>
    </style:style>
    <style:style style:name="P6" style:family="paragraph" style:parent-style-name="Standard">
      <style:text-properties fo:font-weight="normal" officeooo:rsid="0002dd5a" officeooo:paragraph-rsid="0002dd5a" style:font-weight-asian="normal" style:font-weight-complex="normal"/>
    </style:style>
    <style:style style:name="P7" style:family="paragraph" style:parent-style-name="Standard">
      <style:text-properties fo:font-weight="normal" officeooo:rsid="00048c80" officeooo:paragraph-rsid="00048c80" style:font-weight-asian="normal" style:font-weight-complex="normal"/>
    </style:style>
    <style:style style:name="P8" style:family="paragraph" style:parent-style-name="Standard">
      <style:text-properties fo:font-weight="normal" officeooo:rsid="000681b3" officeooo:paragraph-rsid="000681b3" style:font-weight-asian="normal" style:font-weight-complex="normal"/>
    </style:style>
    <style:style style:name="P9" style:family="paragraph" style:parent-style-name="Standard">
      <style:text-properties fo:font-weight="normal" officeooo:rsid="000681b3" officeooo:paragraph-rsid="000681b3" style:font-weight-asian="normal" style:font-weight-complex="normal"/>
    </style:style>
    <style:style style:name="P10" style:family="paragraph" style:parent-style-name="Standard">
      <style:text-properties fo:font-weight="normal" officeooo:rsid="000ab186" officeooo:paragraph-rsid="000ab186" style:font-weight-asian="normal" style:font-weight-complex="normal"/>
    </style:style>
    <style:style style:name="P11" style:family="paragraph" style:parent-style-name="Standard">
      <style:text-properties fo:font-weight="normal" officeooo:rsid="000c8c65" officeooo:paragraph-rsid="000c8c65" style:font-weight-asian="normal" style:font-weight-complex="normal"/>
    </style:style>
    <style:style style:name="P12" style:family="paragraph" style:parent-style-name="Standard">
      <style:text-properties fo:font-weight="normal" officeooo:rsid="000ce805" officeooo:paragraph-rsid="000c8c65" style:font-weight-asian="normal" style:font-weight-complex="normal"/>
    </style:style>
    <style:style style:name="P13" style:family="paragraph" style:parent-style-name="Standard">
      <style:text-properties fo:font-weight="normal" officeooo:rsid="000ce805" officeooo:paragraph-rsid="000ce805" style:font-weight-asian="normal" style:font-weight-complex="normal"/>
    </style:style>
    <style:style style:name="P14" style:family="paragraph" style:parent-style-name="Standard">
      <style:text-properties fo:font-size="16pt" fo:font-weight="bold" officeooo:rsid="000ab186" officeooo:paragraph-rsid="000ab186" style:font-size-asian="16pt" style:font-weight-asian="bold" style:font-size-complex="16pt" style:font-weight-complex="bold"/>
    </style:style>
    <style:style style:name="P15" style:family="paragraph" style:parent-style-name="Standard">
      <style:text-properties fo:font-weight="bold" officeooo:rsid="000ab186" officeooo:paragraph-rsid="000ab186" style:font-weight-asian="bold" style:font-weight-complex="bold"/>
    </style:style>
    <style:style style:name="P16" style:family="paragraph" style:parent-style-name="Standard">
      <style:text-properties fo:font-weight="bold" officeooo:rsid="000ce805" officeooo:paragraph-rsid="000ce80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48c80"/>
    </style:style>
    <style:style style:name="T4" style:family="text">
      <style:text-properties officeooo:rsid="000c8c65"/>
    </style:style>
    <style:style style:name="T5" style:family="text">
      <style:text-properties officeooo:rsid="00107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2">SQL</text:span><text:line-break/></text:p>
      <text:p text:style-name="P3">Begriffe: </text:p>
      <text:p text:style-name="P2"><text:line-break/><text:tab/>SQL = Structured Query Language</text:p>
      <text:p text:style-name="P2"/>
      <text:p text:style-name="P2"><text:tab/>DBMS = Daten Bank Managment System</text:p>
      <text:p text:style-name="P2"/>
      <text:p text:style-name="P2"/>
      <text:p text:style-name="P2"><text:tab/><text:span text:style-name="T1">Datendefinition DDL:</text:span> Tabellen ändern, anlegen, löschen<text:line-break/><text:line-break/><text:tab/><text:span text:style-name="T1">Datenmaipulation DML:</text:span> Daten ändern, einfügen, löschen</text:p>
      <text:p text:style-name="P2"/>
      <text:p text:style-name="P2"><text:tab/><text:span text:style-name="T1">Datenabfrage DRL: </text:span>Daten auslesen</text:p>
      <text:p text:style-name="P2"/>
      <text:p text:style-name="P2"><text:tab/><text:span text:style-name="T1">Datenschutz DSL: </text:span>Zugriffskontrolle<text:line-break/></text:p>
      <text:p text:style-name="P2"/>
      <text:p text:style-name="P3">Select Anweisungen:</text:p>
      <text:p text:style-name="P3"/>
      <text:p text:style-name="P6"><text:tab/>Basics: SELECT * FROM table_name ; </text:p>
      <text:p text:style-name="P6"/>
      <text:p text:style-name="P6"><text:span text:style-name="T3"><text:tab/>Grund </text:span>Begriffe: </text:p>
      <text:p text:style-name="P6"/>
      <text:p text:style-name="P6"><text:tab/>SELECT<text:tab/>Angabe der gewünschten Spalte</text:p>
      <text:p text:style-name="P6"><text:line-break/><text:tab/>FROM<text:tab/><text:tab/>Angabe der gewünschten Tabelle</text:p>
      <text:p text:style-name="P6"/>
      <text:p text:style-name="P6"><text:tab/>WHERE<text:tab/>Selektionbedinung für Datensätze</text:p>
      <text:p text:style-name="P6"/>
      <text:p text:style-name="P6"><text:tab/>GROUP BY<text:tab/>Gruppenbildung <text:s/>bei gleichen Werte</text:p>
      <text:p text:style-name="P6"/>
      <text:p text:style-name="P6"><text:tab/>HAVING<text:tab/>Selektionsbedinungen für Gruppen</text:p>
      <text:p text:style-name="P6"/>
      <text:p text:style-name="P6"><text:tab/>ORDER BY<text:tab/>Sortierung der Datensätze </text:p>
      <text:p text:style-name="P6"/>
      <text:p text:style-name="P7"><text:tab/>BETWEEN<text:tab/>Angabe von werten in eine bestimmten Bereich</text:p>
      <text:p text:style-name="P6"/>
      <text:p text:style-name="P6"/>
      <text:p text:style-name="P6"/>
      <text:p text:style-name="P5">Datatypes:</text:p>
      <text:p text:style-name="P8"/>
      <text:p text:style-name="P8"><text:tab/>Intiger<text:tab/><text:tab/>my_int = 5</text:p>
      <text:p text:style-name="P8"><text:tab/></text:p>
      <text:p text:style-name="P8"><text:tab/>String<text:tab/><text:tab/>my_string = „hello“</text:p>
      <text:p text:style-name="P8"/>
      <text:p text:style-name="P8"><text:tab/>Date<text:tab/><text:tab/>my_date = „2020-12-31“</text:p>
      <text:p text:style-name="P6"/>
      <text:p text:style-name="P6"/>
      <text:p text:style-name="P4"><text:soft-page-break/></text:p>
      <text:p text:style-name="P4">Sortieren:</text:p>
      <text:p text:style-name="P7"/>
      <text:p text:style-name="P7"><text:tab/>ORDER BY <text:line-break/><text:line-break/><text:tab/>ASC<text:tab/><text:tab/>min to max [Standard]</text:p>
      <text:p text:style-name="P7"/>
      <text:p text:style-name="P7"><text:tab/>DESC <text:tab/><text:tab/>max to min</text:p>
      <text:p text:style-name="P7"/>
      <text:p text:style-name="P7"><text:tab/>BSP: SELECT * FROM table WHERE name = „michi“ ORDER BY DESC;</text:p>
      <text:p text:style-name="P7"/>
      <text:p text:style-name="P7"/>
      <text:p text:style-name="P4">Vergleichsoperatoren:</text:p>
      <text:p text:style-name="P7"/>
      <text:p text:style-name="P7"><text:tab/>AND<text:tab/><text:tab/>und</text:p>
      <text:p text:style-name="P7"/>
      <text:p text:style-name="P7"><text:tab/>OR <text:tab/><text:tab/>oder</text:p>
      <text:p text:style-name="P7"/>
      <text:p text:style-name="P7"><text:tab/>NOT<text:tab/><text:tab/>nicht</text:p>
      <text:p text:style-name="P7"/>
      <text:p text:style-name="P7"><text:tab/>BSP: SELECT * FROM table WHERE name = „michi“ AND name = „tobi“;</text:p>
      <text:p text:style-name="P7"/>
      <text:p text:style-name="P7"/>
      <text:p text:style-name="P7"><text:span text:style-name="T1">Limit:</text:span><text:line-break/><text:line-break/><text:tab/>LIMIT (int)<text:tab/>Limitierung der zurück gegebenen Datensätze</text:p>
      <text:p text:style-name="P7"/>
      <text:p text:style-name="P7"><text:tab/>BSP: SELECT * FROM table LIMIT 10; =&gt; returns only 10 values</text:p>
      <text:p text:style-name="P7"/>
      <text:p text:style-name="P7"/>
      <text:p text:style-name="P7"><text:span text:style-name="T1">Between:</text:span><text:line-break/><text:line-break/><text:tab/>BETWEEN <text:tab/>Selektion der Daten zwischen 2 Werten</text:p>
      <text:p text:style-name="P7"/>
      <text:p text:style-name="P8"><text:tab/>BSP: SELECT * FROM table WHERE price BETWEEN 5 AND 10;</text:p>
      <text:p text:style-name="P8"/>
      <text:p text:style-name="P8"/>
      <text:p text:style-name="P5">Count / Sum:</text:p>
      <text:p text:style-name="P8"/>
      <text:p text:style-name="P8"><text:tab/>COUNT()<text:tab/>Zähle alle Elemente</text:p>
      <text:p text:style-name="P8"/>
      <text:p text:style-name="P8"><text:tab/>SUM()<text:tab/><text:tab/>Summe aller Element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Theorie</text:p>
      <text:p text:style-name="P10"/>
      <text:p text:style-name="P10"/>
      <text:p text:style-name="P10">Im <text:span text:style-name="T1">Lastenheft</text:span> beschreibt der <text:span text:style-name="T1">Auftraggeber</text:span> die <text:span text:style-name="T1">Anforderungen</text:span> des Projektes</text:p>
      <text:p text:style-name="P10"/>
      <text:p text:style-name="P10">Im <text:span text:style-name="T1">Pflichtenheft</text:span> beschreibt der <text:span text:style-name="T1">Auftragnehmer</text:span> wie genau die Anforderungen des Auftraggebers <text:span text:style-name="T1">umgesetzt</text:span> werden</text:p>
      <text:p text:style-name="P10"><text:line-break/><text:line-break/><text:span text:style-name="T1">Lastenheft:</text:span></text:p>
      <text:p text:style-name="P10"/>
      <text:p text:style-name="P10"><text:tab/>- Deffinition Projektziel</text:p>
      <text:p text:style-name="P10"><text:tab/>- Anforderung an den Einsatz des Produktes (Zielgruppe)<text:line-break/><text:tab/>- Beschreibung der Funktionen</text:p>
      <text:p text:style-name="P10"><text:tab/>- Qualitätsstandart<text:line-break/><text:tab/>- Weitere Informationen</text:p>
      <text:p text:style-name="P10"><text:s/></text:p>
      <text:p text:style-name="P10"/>
      <text:p text:style-name="P15">Planungsphase:</text:p>
      <text:p text:style-name="P10"/>
      <text:p text:style-name="P10"><text:tab/>Durchführbarkeitsuntersuchung:</text:p>
      <text:p text:style-name="P10"><text:tab/>- fachliche</text:p>
      <text:p text:style-name="P10"><text:tab/>- ökonomisch</text:p>
      <text:p text:style-name="P10"><text:tab/>- personell</text:p>
      <text:p text:style-name="P10"/>
      <text:p text:style-name="P10"><text:tab/>1. Auswahl des Produkts</text:p>
      <text:p text:style-name="P10"><text:tab/>2. <text:span text:style-name="T4">Voruntersuchung des Produkts</text:span></text:p>
      <text:p text:style-name="P11"><text:tab/>3. Durchführbarkeitsuntersuchung</text:p>
      <text:p text:style-name="P11"/>
      <text:p text:style-name="P12"/>
      <text:p text:style-name="P16">Definitionsphase:</text:p>
      <text:p text:style-name="P13"/>
      <text:p text:style-name="P13"><text:tab/>Einführung:</text:p>
      <text:p text:style-name="P13"><text:tab/>- Anforderungen ermitteln und beschreiben</text:p>
      <text:p text:style-name="P13"><text:tab/>- Anforderungen analysieren</text:p>
      <text:p text:style-name="P13"><text:tab/>- Anforderungen als fachliche Lösung modellieren</text:p>
      <text:p text:style-name="P13"><text:tab/>- Anforderungen verabschieden</text:p>
      <text:p text:style-name="P13"/>
      <text:p text:style-name="P13"><text:tab/>Ermitteln der Anforderungen:</text:p>
      <text:p text:style-name="P13"><text:tab/>- Vollständigkeit</text:p>
      <text:p text:style-name="P13"><text:tab/>- Konsistenz</text:p>
      <text:p text:style-name="P13"><text:tab/>- Eindeutigkeit</text:p>
      <text:p text:style-name="P13"><text:tab/>- Durchführbarkeit</text:p>
      <text:p text:style-name="P13"/>
      <text:p text:style-name="P13"><text:tab/>- <text:span text:style-name="T5">Data Velocity (At waht speed data comes in) period, near real time, real time</text:span></text:p>
      <text:p text:style-name="P13"><text:tab/>- <text:span text:style-name="T5">Data Variety (What kind of data is it) DB, Photo / Audio, Video / Social</text:span></text:p>
      <text:p text:style-name="P13"><text:tab/>- <text:span text:style-name="T5">Data Volume (How big is the data) 6Kb, 2 Gb, 1 Tb</text:span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dd5a" officeooo:paragraph-rsid="0002dd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+ Algo Proggen Pascal Masny 11cFI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7:06:39.684941404</meta:creation-date>
    <dc:date>2022-01-26T20:09:10.246603497</dc:date>
    <meta:editing-duration>PT2H26M44S</meta:editing-duration>
    <meta:editing-cycles>5</meta:editing-cycles>
    <meta:generator>LibreOffice/7.2.5.2$Linux_X86_64 LibreOffice_project/20$Build-2</meta:generator>
    <meta:document-statistic meta:table-count="0" meta:image-count="0" meta:object-count="0" meta:page-count="3" meta:paragraph-count="69" meta:word-count="329" meta:character-count="2307" meta:non-whitespace-character-count="1957"/>
  </office:meta>
</office:document-meta>
</file>